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Pictures/20000009000035BD000068FF2C5642CE.svm"/>
  <manifest:file-entry manifest:media-type="" manifest:full-path="Pictures/20000009000035BD000068FF973E2DAA.svm"/>
  <manifest:file-entry manifest:media-type="" manifest:full-path="Pictures/20000009000035BD000068FF9C385A2F.svm"/>
  <manifest:file-entry manifest:media-type="" manifest:full-path="Pictures/20000009000035BD000068FFE4B61C97.svm"/>
  <manifest:file-entry manifest:media-type="" manifest:full-path="Pictures/20000009000035BD000068FFA8F2D11F.svm"/>
  <manifest:file-entry manifest:media-type="" manifest:full-path="Pictures/20000009000035BD000068FFB1B34A92.svm"/>
  <manifest:file-entry manifest:media-type="" manifest:full-path="Pictures/20000009000035BD000068FF849DD6B2.svm"/>
  <manifest:file-entry manifest:media-type="" manifest:full-path="Pictures/20000009000035BD000068FF52FF3093.svm"/>
  <manifest:file-entry manifest:media-type="" manifest:full-path="Pictures/20000009000035BD000068FF16D0D268.svm"/>
  <manifest:file-entry manifest:media-type="" manifest:full-path="Pictures/200000090000359A000068FFF59D29D7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81in"/>
    </style:style>
    <style:style style:name="co2" style:family="table-column">
      <style:table-column-properties fo:break-before="auto" style:column-width="5.40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1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italic" style:font-weight-asian="bold" style:font-size-complex="11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.278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Main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0" table:default-cell-style-name="ce2"/>
        <table:table-row table:style-name="ro1">
          <table:table-cell table:style-name="ce1" office:value-type="string">
            <text:p>Screen Name</text:p>
          </table:table-cell>
          <table:table-cell table:style-name="ce1" office:value-type="string">
            <text:p>Description</text:p>
          </table:table-cell>
          <table:table-cell table:number-columns-repeated="1020"/>
        </table:table-row>
        <table:table-row table:style-name="ro2">
          <table:table-cell office:value-type="string">
            <text:p><text:a xlink:href="#1_Repository_Browsing">#1_Repository_Browsing</text:a></text:p>
          </table:table-cell>
          <table:table-cell office:value-type="string">
            <text:p>Màn hình duyệt những repository đã được lưu thông tin kết nối</text:p>
          </table:table-cell>
          <table:table-cell table:number-columns-repeated="1020"/>
        </table:table-row>
        <table:table-row table:style-name="ro2">
          <table:table-cell office:value-type="string">
            <text:p><text:a xlink:href="#2_Repository_Adding_Editing">#2_Repository_Adding_Editing</text:a></text:p>
          </table:table-cell>
          <table:table-cell office:value-type="string">
            <text:p>Màn hình thêm / sửa thông tin kết nối của 1 repository</text:p>
          </table:table-cell>
          <table:table-cell table:number-columns-repeated="1020"/>
        </table:table-row>
        <table:table-row table:style-name="ro2">
          <table:table-cell office:value-type="string">
            <text:p><text:a xlink:href="#3_File_Browsing">#3_File_Browsing</text:a></text:p>
          </table:table-cell>
          <table:table-cell office:value-type="string">
            <text:p>Màn hình duyệt file trong 1 repository</text:p>
          </table:table-cell>
          <table:table-cell table:number-columns-repeated="1020"/>
        </table:table-row>
        <table:table-row table:style-name="ro2">
          <table:table-cell office:value-type="string">
            <text:p><text:a xlink:href="#4_File_Information">#4_File_Information</text:a></text:p>
          </table:table-cell>
          <table:table-cell office:value-type="string">
            <text:p>Màn hình xem thông tin chi tiết của 1 file: permission, name, size, author …</text:p>
          </table:table-cell>
          <table:table-cell table:number-columns-repeated="1020"/>
        </table:table-row>
        <table:table-row table:style-name="ro2">
          <table:table-cell office:value-type="string">
            <text:p><text:a xlink:href="#5_Download">#5_Download</text:a></text:p>
          </table:table-cell>
          <table:table-cell office:value-type="string">
            <text:p>Màn hình chọn nơi lưu file từ repository về phone</text:p>
          </table:table-cell>
          <table:table-cell table:number-columns-repeated="1020"/>
        </table:table-row>
        <table:table-row table:style-name="ro2">
          <table:table-cell office:value-type="string">
            <text:p><text:a xlink:href="#6_Upload">#6_Upload</text:a></text:p>
          </table:table-cell>
          <table:table-cell office:value-type="string">
            <text:p>Màn hình chọn file từ phone để tải lên repository</text:p>
          </table:table-cell>
          <table:table-cell table:number-columns-repeated="1020"/>
        </table:table-row>
        <table:table-row table:style-name="ro2">
          <table:table-cell office:value-type="string">
            <text:p><text:a xlink:href="#7_Search">#7_Search</text:a></text:p>
          </table:table-cell>
          <table:table-cell office:value-type="string">
            <text:p>Màn hình nhập thông tin tìm kiếm và hiển thị kết quả</text:p>
          </table:table-cell>
          <table:table-cell table:number-columns-repeated="1020"/>
        </table:table-row>
        <table:table-row table:style-name="ro2">
          <table:table-cell office:value-type="string">
            <text:p><text:a xlink:href="#8_Workflow_Browsing">#8_Workflow_Browsing</text:a></text:p>
          </table:table-cell>
          <table:table-cell office:value-type="string">
            <text:p>Màn hình duyệt các workflow trong repository</text:p>
          </table:table-cell>
          <table:table-cell table:number-columns-repeated="1020"/>
        </table:table-row>
        <table:table-row table:style-name="ro2">
          <table:table-cell office:value-type="string">
            <text:p><text:a xlink:href="#9_Workflow_Adding_Editing">#9_Workflow_Adding_Editing</text:a></text:p>
          </table:table-cell>
          <table:table-cell office:value-type="string">
            <text:p>Màn hình thêm / sửa 1 workflow</text:p>
          </table:table-cell>
          <table:table-cell table:number-columns-repeated="1020"/>
        </table:table-row>
        <table:table-row table:style-name="ro2">
          <table:table-cell office:value-type="string">
            <text:p><text:a xlink:href="#10_Workflow_Details">#10_Workflow_Details</text:a></text:p>
          </table:table-cell>
          <table:table-cell office:value-type="string">
            <text:p>Màn hình xem thông tin chi tiết của 1 workflow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table:style-name="ce3" office:value-type="string">
            <text:p>Transition cụ thể:</text:p>
          </table:table-cell>
          <table:table-cell table:number-columns-repeated="1021"/>
        </table:table-row>
        <table:table-row table:style-name="ro1">
          <table:table-cell table:style-name="ce4"/>
          <table:table-cell table:number-columns-repeated="1021"/>
        </table:table-row>
        <table:table-row table:style-name="ro1">
          <table:table-cell table:style-name="ce5" office:value-type="string">
            <text:p>- Từ S1 (màn hình 1):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o nút [Add new] -&gt; S2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 giữ vào 1 repository trong list, chọn [Edit] -&gt; S2.</text:p>
          </table:table-cell>
          <table:table-cell table:number-columns-repeated="1021"/>
        </table:table-row>
        <table:table-row table:style-name="ro3">
          <table:table-cell table:style-name="ce6" office:value-type="string">
            <text:p>Tap và giữ vào 1 repository trong list, chọn [Remove] -&gt; Dialog confirm -&gt; S1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o 1 repository trong list -&gt; S3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- Từ S2: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o nút [Save] -&gt; S1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o nút [Back] -&gt; S1 (không lưu lại thay đổi)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- Từ S3: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o 1 file trong list -&gt; S4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 giữ vào 1 file trong list, chọn [Download] -&gt; S5.</text:p>
          </table:table-cell>
          <table:table-cell table:number-columns-repeated="1021"/>
        </table:table-row>
        <table:table-row table:style-name="ro3">
          <table:table-cell table:style-name="ce6" office:value-type="string">
            <text:p>Tap và giữ vào 1 file trong list, chọn [Delete] -&gt; Dialog confirm -&gt; S3.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ick check box và tap vào nút [Download] -&gt; S5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o nút [Upload] -&gt; S6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o tab [Search] -&gt; S7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o tab [Workflow] -&gt; S8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o nút [Back] -&gt; S1. 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 - Từ S4: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o nút [Download] -&gt; S5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o tab [Search] -&gt; S7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o tab [Workflow] -&gt; S8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o nút [Back] -&gt; S3. 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 - Từ S5: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o nút [Save] -&gt; S3|S4 (tùy thuộc S trước đó).</text:p>
          </table:table-cell>
          <table:table-cell table:number-columns-repeated="1021"/>
        </table:table-row>
        <table:table-row table:style-name="ro3">
          <table:table-cell table:style-name="ce6" office:value-type="string">
            <text:p>Tap vào nút [Back]|[Cancel] -&gt; S3|S4 (tùy thuộc S trước đó) (không lưu file)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- Từ S6: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o nút [Upload] -&gt; Dialog confirm -&gt; S3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o nút [Back]|[Cancel] -&gt; S3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- Từ S7: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o nút [Search] -&gt; S7 (hiện kết quả tìm kiếm)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b vào 1 kết quả trong list -&gt; S4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b và giữ vào 1 kết quả trong list, chọn [Download] -&gt; S5.</text:p>
          </table:table-cell>
          <table:table-cell table:number-columns-repeated="1021"/>
        </table:table-row>
        <table:table-row table:style-name="ro3">
          <table:table-cell table:style-name="ce6" office:value-type="string">
            <text:p>Tab và giữ vào 1 kết quả trong list , chọn [Delete] -&gt; Dialog confirm -&gt; S7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o tab [Document] -&gt; S3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o tab [Workflow] -&gt; S8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 - Từ S8: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o nút [Add workflow] -&gt; S9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 giữ vào 1 workflow trong list, chọn [Edit] -&gt; S9.</text:p>
          </table:table-cell>
          <table:table-cell table:number-columns-repeated="1021"/>
        </table:table-row>
        <table:table-row table:style-name="ro3">
          <table:table-cell table:style-name="ce6" office:value-type="string">
            <text:p>Tap và giữ vào 1 workflow trong list, chọn [Delete] -&gt; Dialog confirm -&gt; S8.</text:p>
          </table:table-cell>
          <table:table-cell table:number-columns-repeated="1021"/>
        </table:table-row>
        <table:table-row table:style-name="ro3">
          <table:table-cell table:style-name="ce6" office:value-type="string">
            <text:p>Tick check box và tap vào nút [Delete workflow] -&gt; Dialog confirm -&gt; S8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o tab [Document] -&gt; S3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o tab [Search] -&gt; S7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 - Từ S9: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o nút [Clear All] -&gt; Xóa thông tin đã nhập -&gt; S9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o nút [Start workflow] -&gt; S8.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o tab [Document] -&gt; S3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o tab [Search] -&gt; S7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 - Từ S10: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o nút [Workflow Done] -&gt; Dialog confirm -&gt; S10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o nút [Back] -&gt; S8.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o tab [Document] -&gt; S3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ap vào tab [Search] -&gt; S7.</text:p>
          </table:table-cell>
          <table:table-cell table:number-columns-repeated="1021"/>
        </table:table-row>
        <table:table-row table:style-name="ro1" table:number-rows-repeated="104850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_Repository_Browsing" table:style-name="ta1">
        <table:shapes>
          <draw:frame draw:z-index="0" draw:name="Graphics 1" draw:style-name="gr1" draw:text-style-name="P1" svg:width="5.4157in" svg:height="10.5819in" svg:x="0in" svg:y="0in">
            <draw:image xlink:href="Pictures/20000009000035BD000068FF52FF3093.svm" xlink:type="simple" xlink:show="embed" xlink:actuate="onLoad">
              <text:p/>
            </draw:image>
          </draw:frame>
        </table:shapes>
        <table:table-column table:style-name="co3" table:default-cell-style-name="Default"/>
        <table:table-row table:style-name="ro4">
          <table:table-cell/>
        </table:table-row>
      </table:table>
      <table:table table:name="2_Repository_Adding_Editing" table:style-name="ta1">
        <table:shapes>
          <draw:frame draw:z-index="0" draw:name="Graphics 2" draw:style-name="gr1" draw:text-style-name="P1" svg:width="5.4157in" svg:height="10.5819in" svg:x="0in" svg:y="0in">
            <draw:image xlink:href="Pictures/20000009000035BD000068FFE4B61C97.svm" xlink:type="simple" xlink:show="embed" xlink:actuate="onLoad">
              <text:p/>
            </draw:image>
          </draw:frame>
        </table:shapes>
        <table:table-column table:style-name="co3" table:default-cell-style-name="Default"/>
        <table:table-row table:style-name="ro4">
          <table:table-cell/>
        </table:table-row>
      </table:table>
      <table:table table:name="3_File_Browsing" table:style-name="ta1">
        <table:shapes>
          <draw:frame draw:z-index="0" draw:name="Graphics 3" draw:style-name="gr1" draw:text-style-name="P1" svg:width="5.4157in" svg:height="10.5819in" svg:x="0in" svg:y="4.8185in">
            <draw:image xlink:href="Pictures/20000009000035BD000068FFA8F2D11F.svm" xlink:type="simple" xlink:show="embed" xlink:actuate="onLoad">
              <text:p/>
            </draw:image>
          </draw:frame>
        </table:shapes>
        <table:table-column table:style-name="co3" table:default-cell-style-name="Default"/>
        <table:table-row table:style-name="ro4">
          <table:table-cell/>
        </table:table-row>
      </table:table>
      <table:table table:name="4_File_Information" table:style-name="ta1">
        <table:shapes>
          <draw:frame draw:z-index="0" draw:name="Graphics 4" draw:style-name="gr1" draw:text-style-name="P1" svg:width="5.402in" svg:height="10.5819in" svg:x="0in" svg:y="0in">
            <draw:image xlink:href="Pictures/200000090000359A000068FFF59D29D7.svm" xlink:type="simple" xlink:show="embed" xlink:actuate="onLoad">
              <text:p/>
            </draw:image>
          </draw:frame>
        </table:shapes>
        <table:table-column table:style-name="co3" table:default-cell-style-name="Default"/>
        <table:table-row table:style-name="ro4">
          <table:table-cell/>
        </table:table-row>
      </table:table>
      <table:table table:name="5_Download" table:style-name="ta1">
        <table:shapes>
          <draw:frame draw:z-index="0" draw:name="Graphics 5" draw:style-name="gr1" draw:text-style-name="P1" svg:width="5.4157in" svg:height="10.5819in" svg:x="0in" svg:y="0in">
            <draw:image xlink:href="Pictures/20000009000035BD000068FF9C385A2F.svm" xlink:type="simple" xlink:show="embed" xlink:actuate="onLoad">
              <text:p/>
            </draw:image>
          </draw:frame>
        </table:shapes>
        <table:table-column table:style-name="co3" table:default-cell-style-name="Default"/>
        <table:table-row table:style-name="ro4">
          <table:table-cell/>
        </table:table-row>
      </table:table>
      <table:table table:name="6_Upload" table:style-name="ta1">
        <table:shapes>
          <draw:frame draw:z-index="0" draw:name="Graphics 6" draw:style-name="gr1" draw:text-style-name="P1" svg:width="5.4157in" svg:height="10.5819in" svg:x="0in" svg:y="0in">
            <draw:image xlink:href="Pictures/20000009000035BD000068FF16D0D268.svm" xlink:type="simple" xlink:show="embed" xlink:actuate="onLoad">
              <text:p/>
            </draw:image>
          </draw:frame>
        </table:shapes>
        <table:table-column table:style-name="co3" table:default-cell-style-name="Default"/>
        <table:table-row table:style-name="ro4">
          <table:table-cell/>
        </table:table-row>
      </table:table>
      <table:table table:name="7_Search" table:style-name="ta1">
        <table:shapes>
          <draw:frame draw:z-index="0" draw:name="Graphics 7" draw:style-name="gr1" draw:text-style-name="P1" svg:width="5.4157in" svg:height="10.5819in" svg:x="0in" svg:y="0in">
            <draw:image xlink:href="Pictures/20000009000035BD000068FF973E2DAA.svm" xlink:type="simple" xlink:show="embed" xlink:actuate="onLoad">
              <text:p/>
            </draw:image>
          </draw:frame>
        </table:shapes>
        <table:table-column table:style-name="co3" table:default-cell-style-name="Default"/>
        <table:table-row table:style-name="ro4">
          <table:table-cell/>
        </table:table-row>
      </table:table>
      <table:table table:name="8_Workflow_Browsing" table:style-name="ta1">
        <table:shapes>
          <draw:frame draw:z-index="0" draw:name="Graphics 8" draw:style-name="gr1" draw:text-style-name="P1" svg:width="5.4157in" svg:height="10.5819in" svg:x="0in" svg:y="0in">
            <draw:image xlink:href="Pictures/20000009000035BD000068FF2C5642CE.svm" xlink:type="simple" xlink:show="embed" xlink:actuate="onLoad">
              <text:p/>
            </draw:image>
          </draw:frame>
        </table:shapes>
        <table:table-column table:style-name="co3" table:default-cell-style-name="Default"/>
        <table:table-row table:style-name="ro4">
          <table:table-cell/>
        </table:table-row>
      </table:table>
      <table:table table:name="9_Workflow_Adding_Editing" table:style-name="ta1">
        <table:shapes>
          <draw:frame draw:z-index="0" draw:name="Graphics 9" draw:style-name="gr1" draw:text-style-name="P1" svg:width="5.4157in" svg:height="10.5819in" svg:x="0in" svg:y="0in">
            <draw:image xlink:href="Pictures/20000009000035BD000068FFB1B34A92.svm" xlink:type="simple" xlink:show="embed" xlink:actuate="onLoad">
              <text:p/>
            </draw:image>
          </draw:frame>
        </table:shapes>
        <table:table-column table:style-name="co3" table:default-cell-style-name="Default"/>
        <table:table-row table:style-name="ro4">
          <table:table-cell/>
        </table:table-row>
      </table:table>
      <table:table table:name="10_Workflow_Details" table:style-name="ta1">
        <table:shapes>
          <draw:frame draw:z-index="0" draw:name="Graphics 10" draw:style-name="gr1" draw:text-style-name="P1" svg:width="5.4157in" svg:height="10.5819in" svg:x="0in" svg:y="0in">
            <draw:image xlink:href="Pictures/20000009000035BD000068FF849DD6B2.svm" xlink:type="simple" xlink:show="embed" xlink:actuate="onLoad">
              <text:p/>
            </draw:image>
          </draw:frame>
        </table:shapes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6T23:23:45.80</meta:creation-date>
    <dc:date>2012-07-17T15:59:02.49</dc:date>
    <meta:editing-duration>PT3H54M14S</meta:editing-duration>
    <meta:editing-cycles>12</meta:editing-cycles>
    <meta:generator>LibreOffice/3.5$Windows_x86 LibreOffice_project/235ab8a-3802056-4a8fed3-2d66ea8-e241b80</meta:generator>
    <meta:document-statistic meta:table-count="11" meta:cell-count="75" meta:object-count="10"/>
  </office:meta>
</office:document-meta>
</file>